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2pt" style:font-size-asian="12pt" style:font-size-complex="12pt"/>
    </style:style>
    <style:style style:name="P4" style:family="paragraph" style:parent-style-name="Standard">
      <style:text-properties style:font-name="Century Gothic1" fo:language="en" fo:country="US"/>
    </style:style>
    <style:style style:name="P5" style:family="paragraph" style:parent-style-name="Standard">
      <style:text-properties style:font-name="Century Gothic1" fo:language="en" fo:country="US" fo:font-weight="bold" style:font-weight-asian="bold"/>
    </style:style>
    <style:style style:name="P6" style:family="paragraph" style:parent-style-name="Standard" style:list-style-name="WW8Num12">
      <style:text-properties style:font-name="Century Gothic1" fo:language="en" fo:country="US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1pt" fo:language="en" fo:country="US" style:font-size-asian="11pt"/>
    </style:style>
    <style:style style:name="P8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9" style:family="paragraph" style:parent-style-name="Subtitle">
      <style:paragraph-properties fo:margin-left="0in" fo:margin-right="0in" fo:text-indent="0in" style:auto-text-indent="false"/>
    </style:style>
    <style:style style:name="T1" style:family="text">
      <style:text-properties style:font-name="Andale Mono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entury Gothic1" fo:language="en" fo:country="US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Century Gothic" fo:language="en" fo:country="US"/>
    </style:style>
    <style:style style:name="T10" style:family="text">
      <style:text-properties style:font-name="Century Gothic"/>
    </style:style>
    <style:style style:name="T11" style:family="text">
      <style:text-properties style:font-name="Century Gothic" fo:language="en" fo:country="US"/>
    </style:style>
    <style:style style:name="T12" style:family="text">
      <style:text-properties style:font-name="Andale Mono"/>
    </style:style>
    <style:style style:name="T13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9"><text:tab/>- <text:span text:style-name="T5">Konsep OOP</text:span></text:p>
      <text:p text:style-name="P4"/>
      <text:p text:style-name="P5">Objective :</text:p>
      <text:list xml:id="list1004292437" text:style-name="WW8Num12">
        <text:list-item>
          <text:p text:style-name="P6">Memahami Konsep OOP</text:p>
        </text:list-item>
      </text:list>
      <text:p text:style-name="P7"/>
      <text:p text:style-name="P2">Tugas praktikum :</text:p>
      <text:p text:style-name="P2"/>
      <text:p text:style-name="P3"><text:span text:style-name="T3">Praktikum Soal 1<text:line-break/><text:line-break/></text:span><text:span text:style-name="T4"><text:tab/>1. Buatlah </text:span><text:span text:style-name="T7">folder soal1</text:span><text:span text:style-name="T8"> didalam folder sesi7</text:span><text:span text:style-name="T4">.</text:span></text:p>
      <text:p text:style-name="P3"><text:span text:style-name="T4"><text:tab/>2. Buatlah </text:span><text:span text:style-name="T6">folder main</text:span><text:span text:style-name="T4"> dan </text:span><text:span text:style-name="T7">folder service</text:span><text:span text:style-name="T4"> didalam folder soal1.</text:span><text:span text:style-name="T3"><text:line-break/><text:tab/></text:span><text:span text:style-name="T4">3. Buatlah </text:span><text:span text:style-name="T7">folder impl</text:span><text:span text:style-name="T4"> didalam folder service.</text:span></text:p>
      <text:p text:style-name="P1"><text:tab/>4. Buatlah file CalculatorServiceImpl.java.<text:line-break/><text:tab/>5. Edit file CalculatorServiceImpl.java dengan sintaks seperti dibawah ini :<text:line-break/><text:line-break/><text:tab/><text:span text:style-name="T1">package service.impl;</text:span></text:p>
      <text:p text:style-name="P1"><text:span text:style-name="T1"></text:span></text:p>
      <text:p text:style-name="P1"><text:span text:style-name="T1"><text:tab/>import service.CalculatorService;</text:span></text:p>
      <text:p text:style-name="P1"><text:span text:style-name="T1"></text:span></text:p>
      <text:p text:style-name="P1"><text:span text:style-name="T1"><text:tab/>public class CalculatorServiceImpl implements CalculatorService{</text:span></text:p>
      <text:p text:style-name="P1"><text:span text:style-name="T1"></text:span></text:p>
      <text:p text:style-name="P1"><text:span text:style-name="T1"><text:tab/><text:tab/>@Override</text:span></text:p>
      <text:p text:style-name="P1"><text:span text:style-name="T1"><text:tab/><text:tab/>public Integer tambah(int bil1, int bil2) {</text:span></text:p>
      <text:p text:style-name="P1"><text:span text:style-name="T1"><text:tab/><text:tab/><text:tab/>return bil1 + bil2;</text:span></text:p>
      <text:p text:style-name="P1"><text:span text:style-name="T1"><text:tab/><text:tab/>}</text:span></text:p>
      <text:p text:style-name="P1"><text:span text:style-name="T1"></text:span></text:p>
      <text:p text:style-name="P1"><text:span text:style-name="T1"><text:tab/><text:tab/>@Override</text:span></text:p>
      <text:p text:style-name="P1"><text:span text:style-name="T1"><text:tab/><text:tab/>public Integer kurang(int bil1, int bil2) {</text:span></text:p>
      <text:p text:style-name="P1"><text:span text:style-name="T1"><text:tab/><text:tab/><text:tab/>return bil1 - bil2;</text:span></text:p>
      <text:p text:style-name="P1"><text:span text:style-name="T1"><text:tab/><text:tab/>}</text:span></text:p>
      <text:p text:style-name="P1"><text:span text:style-name="T1"></text:span></text:p>
      <text:p text:style-name="P1"><text:span text:style-name="T1"><text:tab/><text:tab/>@Override</text:span></text:p>
      <text:p text:style-name="P1"><text:span text:style-name="T1"><text:tab/><text:tab/>public Integer kali(int bil1, int bil2) {</text:span></text:p>
      <text:p text:style-name="P1"><text:span text:style-name="T1"><text:tab/><text:tab/><text:tab/>return bil1 * bil2;</text:span></text:p>
      <text:p text:style-name="P1"><text:span text:style-name="T1"><text:tab/><text:tab/>}</text:span></text:p>
      <text:p text:style-name="P1"><text:span text:style-name="T1"></text:span></text:p>
      <text:p text:style-name="P1"><text:span text:style-name="T1"><text:tab/><text:tab/>@Override</text:span></text:p>
      <text:p text:style-name="P1"><text:span text:style-name="T1"><text:tab/><text:tab/>public Integer bagi(int bil1, int bil2) {</text:span></text:p>
      <text:p text:style-name="P1"><text:span text:style-name="T1"><text:tab/><text:tab/><text:tab/>return bil1 / bil2;</text:span></text:p>
      <text:p text:style-name="P1"><text:span text:style-name="T1"><text:tab/><text:tab/>}</text:span></text:p>
      <text:p text:style-name="P1"><text:span text:style-name="T1"><text:s text:c="4"/></text:span></text:p>
      <text:p text:style-name="P1"><text:span text:style-name="T1"><text:tab/>}<text:line-break/><text:line-break/></text:span><text:span text:style-name="T10"><text:tab/>6. Bua</text:span>tlah file CalculatorService.java didalam folder service.<text:span text:style-name="T1"><text:line-break/></text:span><text:span text:style-name="T10"><text:tab/>7. Edit file CalculatorService.java dengan sintaks seperti di bawah ini :</text:span></text:p>
      <text:p text:style-name="P1"/>
      <text:p text:style-name="P1"/>
      <text:p text:style-name="P1"><text:tab/></text:p>
      <text:p text:style-name="P1"><text:soft-page-break/><text:tab/><text:span text:style-name="T1">package service;</text:span></text:p>
      <text:p text:style-name="P8"></text:p>
      <text:p text:style-name="P8"><text:tab/>public interface CalculatorService {</text:p>
      <text:p text:style-name="P8"><text:s text:c="4"/><text:tab/><text:tab/>public Integer tambah (int bil1, int bil2);</text:p>
      <text:p text:style-name="P8"><text:s text:c="4"/><text:tab/><text:tab/>public Integer kurang (int bil1, int bil2);</text:p>
      <text:p text:style-name="P8"><text:s text:c="4"/><text:tab/><text:tab/>public Integer kali (int bil1, int bil2);</text:p>
      <text:p text:style-name="P8"><text:s text:c="4"/><text:tab/><text:tab/>public Integer bagi (int bil1, int bil2);</text:p>
      <text:p text:style-name="P8"><text:s text:c="4"/></text:p>
      <text:p text:style-name="P8"><text:tab/>}</text:p>
      <text:p text:style-name="P1"/>
      <text:p text:style-name="P1"><text:span text:style-name="T2"><text:tab/>8. Buatlah file MainClass.java didalam folder main.<text:line-break/><text:tab/>9. Edit file MainClass.java dengan sintaks seperti di bawah ini :<text:line-break/><text:line-break/><text:tab/></text:span><text:span text:style-name="T13">package main;</text:span></text:p>
      <text:p text:style-name="P8"><text:span text:style-name="T2"></text:span></text:p>
      <text:p text:style-name="P8"><text:span text:style-name="T2"><text:tab/>import service.CalculatorService;</text:span></text:p>
      <text:p text:style-name="P8"><text:span text:style-name="T2"><text:tab/>import service.impl.CalculatorServiceImpl;</text:span></text:p>
      <text:p text:style-name="P8"><text:span text:style-name="T2"></text:span></text:p>
      <text:p text:style-name="P8"><text:span text:style-name="T2"><text:tab/>public class MainClass {</text:span></text:p>
      <text:p text:style-name="P8"><text:span text:style-name="T2"><text:s text:c="4"/><text:tab/><text:tab/>public static void main(String[] args) {</text:span></text:p>
      <text:p text:style-name="P8"><text:span text:style-name="T2"><text:s text:c="7"/><text:tab/><text:tab/><text:tab/>CalculatorService service = new <text:line-break/><text:tab/><text:tab/><text:tab/><text:tab/>CalculatorServiceImpl();</text:span></text:p>
      <text:p text:style-name="P8"><text:span text:style-name="T2"><text:s text:c="8"/></text:span></text:p>
      <text:p text:style-name="P8"><text:span text:style-name="T2"><text:s text:c="8"/><text:tab/><text:tab/><text:tab/>Integer a = service.tambah(200, 4);</text:span></text:p>
      <text:p text:style-name="P8"><text:span text:style-name="T2"><text:s text:c="8"/><text:tab/><text:tab/><text:tab/>Integer b = service.kurang(200, 4);</text:span></text:p>
      <text:p text:style-name="P8"><text:span text:style-name="T2"><text:s text:c="8"/><text:tab/><text:tab/><text:tab/>Integer c = service.kali(200, 4);</text:span></text:p>
      <text:p text:style-name="P8"><text:span text:style-name="T2"><text:s text:c="7"/><text:tab/><text:tab/><text:tab/>Integer d = service.bagi(200, 4);</text:span></text:p>
      <text:p text:style-name="P8"><text:span text:style-name="T2"><text:s text:c="8"/></text:span></text:p>
      <text:p text:style-name="P8"><text:span text:style-name="T2"><text:s text:c="8"/><text:tab/><text:tab/><text:tab/>System.out.println("Output");</text:span></text:p>
      <text:p text:style-name="P8"><text:span text:style-name="T2"><text:s text:c="8"/><text:tab/><text:tab/><text:tab/>System.out.println("Nilai a : " + a);</text:span></text:p>
      <text:p text:style-name="P8"><text:span text:style-name="T2"><text:s text:c="8"/><text:tab/><text:tab/><text:tab/>System.out.println("Nilai b : " + b);</text:span></text:p>
      <text:p text:style-name="P8"><text:span text:style-name="T2"><text:s text:c="8"/><text:tab/><text:tab/><text:tab/>System.out.println("Nilai c : " + c);</text:span></text:p>
      <text:p text:style-name="P8"><text:span text:style-name="T2"><text:s text:c="8"/><text:tab/><text:tab/><text:tab/>System.out.println("Nilai d : " + d);</text:span></text:p>
      <text:p text:style-name="P8"><text:span text:style-name="T2"><text:s text:c="8"/></text:span></text:p>
      <text:p text:style-name="P8"><text:span text:style-name="T2"><text:s text:c="4"/><text:tab/><text:tab/>}</text:span></text:p>
      <text:p text:style-name="P8"><text:span text:style-name="T2"><text:tab/>}<text:line-break/><text:line-break/><text:tab/></text:span><text:span text:style-name="T9">10. Buka ComandPrompt, masuk terlebih dahulu ke directory soal1 <text:line-break/><text:tab/> <text:s text:c="5"/>menggunakan perintah </text:span><text:span text:style-name="T2">cd</text:span><text:span text:style-name="T9">.<text:line-break/></text:span><text:span text:style-name="T2"><text:line-break/><text:tab/></text:span><text:span text:style-name="T9">11. Compile file MainClass.java dari dari directory soal1 menggunakan <text:line-break/><text:tab/> <text:s text:c="5"/>perintah seperti di bawah ini :<text:line-break/><text:line-break/><text:tab/><text:tab/></text:span><text:span text:style-name="T2">$ javac -cp ./:. main/MainClass.java </text:span><text:span text:style-name="T9"><text:line-break/><text:tab/></text:span><text:span text:style-name="T9"><text:line-break/><text:tab/>12. Setelah compilasi berhasil, running file MainClass.java menggunakan <text:line-break/><text:tab/> <text:s text:c="5"/>perintah seperti di bawah ini :<text:line-break/><text:line-break/><text:tab/><text:tab/></text:span><text:span text:style-name="T2">$ java -cp ./:. main/MainClass<text:line-break/></text:span><text:soft-page-break/><text:span text:style-name="T2"><text:tab/></text:span><text:span text:style-name="T9">13. Setelah running berhasil, selanjutnya lihatlah hasil running dan akan <text:line-break/><text:tab/> <text:s text:c="5"/>menampilkan hasil seperti di bawah ini :<text:line-break/><text:line-break/><text:tab/><text:tab/></text:span><text:span text:style-name="T2">Output</text:span></text:p>
      <text:p text:style-name="P8"><text:span text:style-name="T2"><text:tab/><text:tab/>Nilai a : 204</text:span></text:p>
      <text:p text:style-name="P8"><text:span text:style-name="T2"><text:tab/><text:tab/>Nilai b : 196</text:span></text:p>
      <text:p text:style-name="P8"><text:span text:style-name="T2"><text:tab/><text:tab/>Nilai c : 800</text:span></text:p>
      <text:p text:style-name="P8"><text:span text:style-name="T2"><text:tab/><text:tab/>Nilai d : 50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1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31T08:40:31</meta:creation-date>
    <meta:document-statistic meta:table-count="0" meta:image-count="0" meta:object-count="0" meta:page-count="3" meta:paragraph-count="70" meta:word-count="341" meta:character-count="2665"/>
    <dc:date>2011-10-31T09:58:16</dc:date>
    <dc:creator>izwan </dc:creator>
    <meta:editing-duration>PT00H10M21S</meta:editing-duration>
    <meta:editing-cycles>1</meta:editing-cycles>
    <meta:generator>OpenOffice.org/3.2$Linux OpenOffice.org_project/320m12$Build-9483</meta:generator>
  </office:meta>
</office:document-meta>
</file>